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996cm"/>
    </style:style>
    <style:style style:name="Tableau1.B" style:family="table-column">
      <style:table-column-properties style:column-width="8.017cm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Tableau1.A2" style:family="table-cell">
      <style:table-cell-properties fo:padding="0.097cm" fo:border-left="0.05pt solid #ffffff" fo:border-right="none" fo:border-top="none" fo:border-bottom="0.05pt solid #ffffff"/>
    </style:style>
    <style:style style:name="Tableau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996cm"/>
    </style:style>
    <style:style style:name="Tableau2.B" style:family="table-column">
      <style:table-column-properties style:column-width="8.017cm"/>
    </style:style>
    <style:style style:name="Tableau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2.B1" style:family="table-cell">
      <style:table-cell-properties fo:padding="0.097cm" fo:border="0.05pt solid #ffffff"/>
    </style:style>
    <style:style style:name="Tableau2.A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.A3" style:family="table-cell">
      <style:table-cell-properties fo:padding="0.097cm" fo:border-left="0.05pt solid #ffffff" fo:border-right="none" fo:border-top="none" fo:border-bottom="0.05pt solid #ffffff"/>
    </style:style>
    <style:style style:name="P1" style:family="paragraph" style:parent-style-name="Normal">
      <style:paragraph-properties fo:text-align="justify" style:justify-single-word="false"/>
      <style:text-properties style:font-name="Times New Roman" officeooo:paragraph-rsid="000692ed"/>
    </style:style>
    <style:style style:name="P2" style:family="paragraph" style:parent-style-name="Normal">
      <style:paragraph-properties fo:text-align="start" style:justify-single-word="false"/>
      <style:text-properties style:font-name="Times New Roman" officeooo:paragraph-rsid="000692ed"/>
    </style:style>
    <style:style style:name="P3" style:family="paragraph" style:parent-style-name="Normal">
      <style:paragraph-properties fo:text-align="justify" style:justify-single-word="false"/>
      <style:text-properties style:font-name="Times New Roman" officeooo:rsid="0028ca5d" officeooo:paragraph-rsid="000692ed"/>
    </style:style>
    <style:style style:name="P4" style:family="paragraph" style:parent-style-name="Normal">
      <style:paragraph-properties fo:text-align="justify" style:justify-single-word="false"/>
      <style:text-properties style:font-name="Times New Roman" fo:font-weight="bold" officeooo:rsid="00207948" officeooo:paragraph-rsid="000692ed" style:font-weight-asian="bold" style:font-weight-complex="bold"/>
    </style:style>
    <style:style style:name="P5" style:family="paragraph" style:parent-style-name="Normal">
      <style:paragraph-properties fo:text-align="justify" style:justify-single-word="false"/>
      <style:text-properties style:font-name="Times New Roman" fo:font-weight="bold" officeooo:rsid="000df1e0" officeooo:paragraph-rsid="000df1e0" style:font-weight-asian="bold" style:font-weight-complex="bold"/>
    </style:style>
    <style:style style:name="P6" style:family="paragraph" style:parent-style-name="Normal">
      <style:paragraph-properties fo:text-align="justify" style:justify-single-word="false"/>
      <style:text-properties style:font-name="Times New Roman" officeooo:rsid="00162655" officeooo:paragraph-rsid="000692ed"/>
    </style:style>
    <style:style style:name="P7" style:family="paragraph" style:parent-style-name="Normal">
      <style:paragraph-properties fo:text-align="justify" style:justify-single-word="false"/>
      <style:text-properties style:font-name="Times New Roman" officeooo:rsid="000cddd1" officeooo:paragraph-rsid="000cddd1"/>
    </style:style>
    <style:style style:name="P8" style:family="paragraph" style:parent-style-name="Normal">
      <style:paragraph-properties fo:text-align="justify" style:justify-single-word="false"/>
      <style:text-properties style:font-name="Times New Roman" officeooo:rsid="000df1e0" officeooo:paragraph-rsid="000df1e0"/>
    </style:style>
    <style:style style:name="P9" style:family="paragraph" style:parent-style-name="Normal">
      <style:paragraph-properties fo:text-align="justify" style:justify-single-word="false"/>
      <style:text-properties officeooo:paragraph-rsid="000692ed"/>
    </style:style>
    <style:style style:name="P10" style:family="paragraph" style:parent-style-name="Normal">
      <style:paragraph-properties fo:text-align="justify" style:justify-single-word="false"/>
      <style:text-properties officeooo:rsid="0028ca5d" officeooo:paragraph-rsid="000692e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style:text-underline-style="none" fo:font-weight="bold" officeooo:paragraph-rsid="000692e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officeooo:paragraph-rsid="000692e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rsid="0027940d" officeooo:paragraph-rsid="000692ed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officeooo:rsid="000b438b" officeooo:paragraph-rsid="000692e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rsid="001fbe68" officeooo:paragraph-rsid="000692ed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tyle="italic" officeooo:paragraph-rsid="000692ed" style:font-style-asian="italic" style:font-style-complex="italic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weight="bold" officeooo:rsid="00162655" officeooo:paragraph-rsid="000692ed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officeooo:rsid="00162655" officeooo:paragraph-rsid="000692ed"/>
    </style:style>
    <style:style style:name="P19" style:family="paragraph" style:parent-style-name="titre2">
      <style:text-properties style:font-name="Times New Roman" officeooo:rsid="000692ed" officeooo:paragraph-rsid="000692ed"/>
    </style:style>
    <style:style style:name="P20" style:family="paragraph" style:parent-style-name="titre2">
      <style:paragraph-properties fo:text-align="justify" style:justify-single-word="false"/>
      <style:text-properties style:font-name="Times New Roman" officeooo:rsid="000692ed" officeooo:paragraph-rsid="000692ed"/>
    </style:style>
    <style:style style:name="P21" style:family="paragraph" style:parent-style-name="titre2">
      <style:paragraph-properties fo:text-align="justify" style:justify-single-word="false"/>
      <style:text-properties style:font-name="Times New Roman" officeooo:rsid="0027940d" officeooo:paragraph-rsid="000692ed"/>
    </style:style>
    <style:style style:name="P22" style:family="paragraph" style:parent-style-name="titre3">
      <style:text-properties style:font-name="Times New Roman" officeooo:rsid="000692ed" officeooo:paragraph-rsid="000692ed"/>
    </style:style>
    <style:style style:name="P23" style:family="paragraph" style:parent-style-name="l">
      <style:text-properties style:use-window-font-color="true" officeooo:rsid="000692ed" officeooo:paragraph-rsid="000692ed" fo:background-color="transparent"/>
    </style:style>
    <style:style style:name="P24" style:family="paragraph" style:parent-style-name="front_5f_main">
      <style:text-properties officeooo:rsid="000692ed" officeooo:paragraph-rsid="000692ed"/>
    </style:style>
    <style:style style:name="P25" style:family="paragraph" style:parent-style-name="front_5f_main">
      <style:paragraph-properties fo:text-align="justify" style:justify-single-word="false"/>
      <style:text-properties style:font-name="Times New Roman" officeooo:paragraph-rsid="000692e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Times New Roman" fo:font-size="15pt" fo:language="en" fo:country="US" fo:font-style="normal" style:text-underline-style="none" fo:font-weight="bold" officeooo:rsid="00078381" officeooo:paragraph-rsid="0005d05b" fo:background-color="transparent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paragraph-rsid="000692ed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Times New Roman" fo:font-weight="bold" officeooo:rsid="00002463" officeooo:paragraph-rsid="000692ed" fo:background-color="transparent" style:font-weight-asian="bold" style:font-weight-complex="bold"/>
    </style:style>
    <style:style style:name="P29" style:family="paragraph" style:parent-style-name="Standard">
      <style:text-properties officeooo:paragraph-rsid="000692ed"/>
    </style:style>
    <style:style style:name="P30" style:family="paragraph" style:parent-style-name="Standard">
      <style:paragraph-properties fo:text-align="justify" style:justify-single-word="false"/>
      <style:text-properties style:font-name="Times New Roman" officeooo:paragraph-rsid="000692ed"/>
    </style:style>
    <style:style style:name="P31" style:family="paragraph" style:parent-style-name="Standard">
      <style:paragraph-properties fo:text-align="justify" style:justify-single-word="false"/>
      <style:text-properties style:font-name="Times New Roman" officeooo:rsid="00002463" officeooo:paragraph-rsid="000692ed"/>
    </style:style>
    <style:style style:name="P32" style:family="paragraph" style:parent-style-name="Standard">
      <style:paragraph-properties fo:text-align="center" style:justify-single-word="false"/>
      <style:text-properties fo:text-transform="uppercase" fo:color="#800080" style:font-name="Times New Roman" fo:font-size="16pt" fo:font-weight="bold" officeooo:rsid="000692ed" officeooo:paragraph-rsid="000692ed" fo:background-color="transparent" style:font-size-asian="16pt" style:font-weight-asian="bold" style:font-size-complex="16pt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fo:text-transform="uppercase" fo:color="#bf0041" style:font-name="Times New Roman" fo:font-weight="bold" officeooo:paragraph-rsid="000692ed" fo:background-color="transparent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fo:text-transform="uppercase" style:use-window-font-color="true" style:font-name="Times New Roman" fo:font-size="15pt" style:text-underline-style="none" fo:font-weight="bold" officeooo:rsid="0001e922" officeooo:paragraph-rsid="000692ed" fo:background-color="#ffffff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justify" style:justify-single-word="false"/>
      <style:text-properties officeooo:rsid="00002463" officeooo:paragraph-rsid="000692ed"/>
    </style:style>
    <style:style style:name="P36" style:family="paragraph" style:parent-style-name="Standard">
      <style:paragraph-properties fo:text-align="justify" style:justify-single-word="false"/>
      <style:text-properties officeooo:rsid="000cddd1" officeooo:paragraph-rsid="000cddd1"/>
    </style:style>
    <style:style style:name="P37" style:family="paragraph" style:parent-style-name="Standard">
      <style:paragraph-properties fo:text-align="center" style:justify-single-word="false" fo:break-before="page"/>
      <style:text-properties fo:text-transform="uppercase" fo:font-size="15pt" fo:font-weight="bold" style:font-size-asian="15pt" style:font-weight-asian="bold" style:font-size-complex="15pt" style:font-weight-complex="bold"/>
    </style:style>
    <style:style style:name="P38" style:family="paragraph" style:parent-style-name="front_5f_sub">
      <style:paragraph-properties fo:text-align="justify" style:justify-single-word="false"/>
      <style:text-properties officeooo:paragraph-rsid="000692ed"/>
    </style:style>
    <style:style style:name="P39" style:family="paragraph" style:parent-style-name="titre1">
      <style:paragraph-properties fo:text-align="justify" style:justify-single-word="false"/>
      <style:text-properties style:font-name="Times New Roman" officeooo:paragraph-rsid="000692ed"/>
    </style:style>
    <style:style style:name="P40" style:family="paragraph" style:parent-style-name="titre1">
      <style:text-properties style:use-window-font-color="true" officeooo:rsid="000692ed" officeooo:paragraph-rsid="000692ed" fo:background-color="transparent"/>
    </style:style>
    <style:style style:name="P41" style:family="paragraph" style:parent-style-name="figure">
      <style:text-properties officeooo:paragraph-rsid="000692ed"/>
    </style:style>
    <style:style style:name="P42" style:family="paragraph" style:parent-style-name="term">
      <style:text-properties style:use-window-font-color="true" officeooo:rsid="000692ed" officeooo:paragraph-rsid="000692ed" fo:background-color="transparent"/>
    </style:style>
    <style:style style:name="P43" style:family="paragraph" style:parent-style-name="p">
      <style:text-properties officeooo:rsid="000692ed" officeooo:paragraph-rsid="000692ed"/>
    </style:style>
    <style:style style:name="T1" style:family="text">
      <style:text-properties style:font-name="Times New Roman"/>
    </style:style>
    <style:style style:name="T2" style:family="text">
      <style:text-properties officeooo:rsid="000692ed"/>
    </style:style>
    <style:style style:name="T3" style:family="text">
      <style:text-properties style:use-window-font-color="true" fo:font-size="15pt" style:text-underline-style="none" officeooo:rsid="0001e922" fo:background-color="#ffffff" loext:char-shading-value="0" style:font-size-asian="15pt" style:font-size-complex="15pt"/>
    </style:style>
    <style:style style:name="T4" style:family="text">
      <style:text-properties style:use-window-font-color="true" fo:font-size="15pt" style:text-underline-style="none" officeooo:rsid="000886e7" fo:background-color="#ffffff" loext:char-shading-value="0" style:font-size-asian="15pt" style:font-size-complex="15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7940d"/>
    </style:style>
    <style:style style:name="T7" style:family="text">
      <style:text-properties officeooo:rsid="000b438b"/>
    </style:style>
    <style:style style:name="T8" style:family="text">
      <style:text-properties officeooo:rsid="00162655"/>
    </style:style>
    <style:style style:name="T9" style:family="text">
      <style:text-properties officeooo:rsid="001b6b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2">Modèle</text:span> de stylage</text:p>
      <text:p text:style-name="P26"/>
      <text:p text:style-name="P42">term</text:p>
      <text:p text:style-name="P29"/>
      <text:p text:style-name="Standard">&lt;front&gt;</text:p>
      <text:p text:style-name="P29"><text:span text:style-name="pb"><text:span text:style-name="T5">[pb n= <text:s/>facs=]</text:span></text:span></text:p>
      <text:p text:style-name="P24">front_main</text:p>
      <text:p text:style-name="P41"/>
      <text:p text:style-name="front_5f_sub">front_sub</text:p>
      <text:p text:style-name="P41">&lt;ATTimage&gt;</text:p>
      <text:p text:style-name="P29"><text:span text:style-name="pb"><text:span text:style-name="T5">[pb n= <text:s/>facs=]</text:span></text:span></text:p>
      <text:p text:style-name="Standard">&lt;/front&gt;</text:p>
      <text:p text:style-name="P40">titre1</text:p>
      <text:p text:style-name="P23">l</text:p>
      <text:p text:style-name="Standard"/>
      <text:p text:style-name="p">p</text:p>
      <text:p text:style-name="Standard"/>
      <text:p text:style-name="P19">titre2</text:p>
      <text:p text:style-name="P23">l</text:p>
      <text:p text:style-name="Standard"/>
      <text:p text:style-name="P43">p</text:p>
      <text:p text:style-name="P22">titre3</text:p>
      <text:p text:style-name="Standard"/>
      <text:p text:style-name="P23">l</text:p>
      <text:p text:style-name="P29"/>
      <text:p text:style-name="P43">p</text:p>
      <text:p text:style-name="P29"/>
      <text:p text:style-name="P19">titre2</text:p>
      <text:p text:style-name="P23">l</text:p>
      <text:p text:style-name="P29"/>
      <text:p text:style-name="P43">p</text:p>
      <text:p text:style-name="P22">titre3</text:p>
      <text:p text:style-name="P37">Tableau recapitulatif</text:p>
      <text:p text:style-name="P32"/>
      <text:p text:style-name="P33"><text:span text:style-name="T3">1. </text:span><text:span text:style-name="T4">Les styles paragraphes</text:span></text:p>
      <text:p text:style-name="P2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Éléments stylés</text:p>
          </table:table-cell>
          <table:table-cell table:style-name="Tableau1.B1" office:value-type="string">
            <text:p text:style-name="P11">Style paragraphe</text:p>
            <text:p text:style-name="P11"/>
          </table:table-cell>
        </table:table-row>
        <table:table-row>
          <table:table-cell table:style-name="Tableau1.A2" office:value-type="string">
            <text:p text:style-name="P16">header</text:p>
          </table:table-cell>
          <table:table-cell table:style-name="Tableau1.B2" office:value-type="string">
            <text:p text:style-name="P29">term</text:p>
          </table:table-cell>
        </table:table-row>
        <table:table-row>
          <table:table-cell table:style-name="Tableau1.A2" office:value-type="string">
            <text:p text:style-name="P2">Titre principale <text:span text:style-name="T6">du recueil<text:line-break/>(sur la page de garde)</text:span></text:p>
          </table:table-cell>
          <table:table-cell table:style-name="Tableau1.B2" office:value-type="string">
            <text:p text:style-name="P25">front_main</text:p>
          </table:table-cell>
        </table:table-row>
        <table:table-row>
          <table:table-cell table:style-name="Tableau1.A2" office:value-type="string">
            <text:p text:style-name="P13">Sous-titre de la nouvelles<text:line-break/>(sur la page de garde)</text:p>
          </table:table-cell>
          <table:table-cell table:style-name="Tableau1.B2" office:value-type="string">
            <text:p text:style-name="P38"><text:span text:style-name="Police_20_par_20_défaut"><text:span text:style-name="T1">front_sub</text:span></text:span></text:p>
          </table:table-cell>
        </table:table-row>
        <table:table-row>
          <table:table-cell table:style-name="Tableau1.A2" office:value-type="string">
            <text:p text:style-name="P12">Titre d<text:span text:style-name="T7">u receuil</text:span></text:p>
            <text:p text:style-name="P12">(<text:span text:style-name="T2">si répété en dehors de la page de garde</text:span>)</text:p>
          </table:table-cell>
          <table:table-cell table:style-name="Tableau1.B2" office:value-type="string">
            <text:p text:style-name="P39">titre1</text:p>
          </table:table-cell>
        </table:table-row>
        <table:table-row>
          <table:table-cell table:style-name="Tableau1.A2" office:value-type="string">
            <text:p text:style-name="P14">Titre de nouvelle</text:p>
            <text:p text:style-name="P12"/>
          </table:table-cell>
          <table:table-cell table:style-name="Tableau1.B2" office:value-type="string">
            <text:p text:style-name="P21">titre2</text:p>
          </table:table-cell>
        </table:table-row>
        <table:table-row>
          <table:table-cell table:style-name="Tableau1.A2" office:value-type="string">
            <text:p text:style-name="P14">Numéro de nouvelle / Titre dans une nouvelle</text:p>
            <text:p text:style-name="P14"/>
          </table:table-cell>
          <table:table-cell table:style-name="Tableau1.B2" office:value-type="string">
            <text:p text:style-name="P20">titre3</text:p>
          </table:table-cell>
        </table:table-row>
        <table:table-row>
          <table:table-cell table:style-name="Tableau1.A2" office:value-type="string">
            <text:p text:style-name="P12">Texte en vers</text:p>
          </table:table-cell>
          <table:table-cell table:style-name="Tableau1.B2" office:value-type="string">
            <text:p text:style-name="l">l</text:p>
          </table:table-cell>
        </table:table-row>
        <table:table-row>
          <table:table-cell table:style-name="Tableau1.A2" office:value-type="string">
            <text:p text:style-name="P12">Texte en prose</text:p>
          </table:table-cell>
          <table:table-cell table:style-name="Tableau1.B2" office:value-type="string">
            <text:p text:style-name="p">p</text:p>
          </table:table-cell>
        </table:table-row>
        <table:table-row>
          <table:table-cell table:style-name="Tableau1.A2" office:value-type="string">
            <text:p text:style-name="P12">Pour marquer les prises de paroles </text:p>
          </table:table-cell>
          <table:table-cell table:style-name="Tableau1.B2" office:value-type="string">
            <text:p text:style-name="speaker">speake<text:span text:style-name="T2">r</text:span></text:p>
          </table:table-cell>
        </table:table-row>
        <table:table-row>
          <table:table-cell table:style-name="Tableau1.A2" office:value-type="string">
            <text:p text:style-name="P15">Pour marquer la présence, à cet endroit, d’une illustration</text:p>
          </table:table-cell>
          <table:table-cell table:style-name="Tableau1.B2" office:value-type="string">
            <text:p text:style-name="figure">figure</text:p>
          </table:table-cell>
        </table:table-row>
      </table:table>
      <text:p text:style-name="P1"/>
      <text:p text:style-name="P34">2. Les styles caractères</text:p>
      <text:p text:style-name="P30"/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Pour numéroter les pages ou les feuillets</text:p>
          </table:table-cell>
          <table:table-cell table:style-name="Tableau2.B1" office:value-type="string">
            <text:p text:style-name="P9"><text:span text:style-name="pb">pb</text:span></text:p>
          </table:table-cell>
        </table:table-row>
        <table:table-row>
          <table:table-cell table:style-name="Tableau2.A2" table:number-columns-spanned="2" office:value-type="string">
            <text:p text:style-name="P17"/>
            <text:p text:style-name="P17">Les styles de caractères</text:p>
          </table:table-cell>
          <table:covered-table-cell/>
        </table:table-row>
        <table:table-row>
          <table:table-cell table:style-name="Tableau2.A3" office:value-type="string">
            <text:p text:style-name="P12">Pour les <text:span text:style-name="T8">passages</text:span> en majuscules</text:p>
          </table:table-cell>
          <table:table-cell table:style-name="Tableau2.A2" office:value-type="string">
            <text:p text:style-name="P9"><text:span text:style-name="style_5f_uc"><text:span text:style-name="T1">style_uc</text:span></text:span></text:p>
          </table:table-cell>
        </table:table-row>
        <table:table-row>
          <table:table-cell table:style-name="Tableau2.A3" office:value-type="string">
            <text:p text:style-name="P12">Pour les pa<text:span text:style-name="T8">ssages</text:span> en petites majuscules</text:p>
          </table:table-cell>
          <table:table-cell table:style-name="Tableau2.A2" office:value-type="string">
            <text:p text:style-name="P9"><text:span text:style-name="style_5f_sc"><text:span text:style-name="T1">style_sc</text:span></text:span></text:p>
          </table:table-cell>
        </table:table-row>
        <table:table-row>
          <table:table-cell table:style-name="Tableau2.A3" office:value-type="string">
            <text:p text:style-name="P18">Pour les passages en italique</text:p>
          </table:table-cell>
          <table:table-cell table:style-name="Tableau2.A2" office:value-type="string">
            <text:p text:style-name="P9"><text:span text:style-name="style_5f_i"><text:span text:style-name="T1">style_i</text:span></text:span></text:p>
          </table:table-cell>
        </table:table-row>
        <table:table-row>
          <table:table-cell table:style-name="Tableau2.A2" table:number-columns-spanned="2" office:value-type="string">
            <text:p text:style-name="P17"/>
            <text:p text:style-name="P17">Les coquilles typographiques</text:p>
          </table:table-cell>
          <table:covered-table-cell/>
        </table:table-row>
        <table:table-row>
          <table:table-cell table:style-name="Tableau2.A3" office:value-type="string">
            <text:p text:style-name="P1">Pour les erreurs dans le texte (orig)</text:p>
          </table:table-cell>
          <table:table-cell table:style-name="Tableau2.A2" office:value-type="string">
            <text:p text:style-name="P9"><text:span text:style-name="typo_5f_orig"><text:span text:style-name="T1">typo_orig</text:span></text:span></text:p>
          </table:table-cell>
        </table:table-row>
        <table:table-row>
          <table:table-cell table:style-name="Tableau2.A3" office:value-type="string">
            <text:p text:style-name="P1">Pour les corrections</text:p>
            <text:p text:style-name="P1">(reg)</text:p>
          </table:table-cell>
          <table:table-cell table:style-name="Tableau2.A2" office:value-type="string">
            <text:p text:style-name="P9"><text:span text:style-name="typo_5f_reg"><text:span text:style-name="T1">typo_reg</text:span></text:span></text:p>
          </table:table-cell>
        </table:table-row>
        <table:table-row>
          <table:table-cell table:style-name="Tableau2.A3" office:value-type="string">
            <text:p text:style-name="P3">Pour la restitution des lettres effacées</text:p>
          </table:table-cell>
          <table:table-cell table:style-name="Tableau2.A2" office:value-type="string">
            <text:p text:style-name="P10"><text:span text:style-name="damage"><text:span text:style-name="T1">damage</text:span></text:span></text:p>
          </table:table-cell>
        </table:table-row>
        <table:table-row>
          <table:table-cell table:style-name="Tableau2.A2" table:number-columns-spanned="2" office:value-type="string">
            <text:p text:style-name="P4"/>
            <text:p text:style-name="P4"><text:soft-page-break/>Les lettrines</text:p>
          </table:table-cell>
          <table:covered-table-cell/>
        </table:table-row>
        <table:table-row>
          <table:table-cell table:style-name="Tableau2.A3" office:value-type="string">
            <text:p text:style-name="P6">Lettrines (selon le nombre de lignes concerné<text:span text:style-name="T9">es</text:span>)</text:p>
          </table:table-cell>
          <table:table-cell table:style-name="Tableau2.A2" office:value-type="string">
            <text:p text:style-name="P35"><text:span text:style-name="lettrine2"><text:span text:style-name="T1">lettrine2</text:span></text:span></text:p>
            <text:p text:style-name="P35"><text:span text:style-name="lettrine3"><text:span text:style-name="T1">lettrine3</text:span></text:span></text:p>
            <text:p text:style-name="P35"><text:span text:style-name="lettrine4"><text:span text:style-name="T1">lettrine4</text:span></text:span></text:p>
            <text:p text:style-name="P35"><text:span text:style-name="lettrine5"><text:span text:style-name="T1">lettrine5</text:span></text:span></text:p>
            <text:p text:style-name="P35"><text:span text:style-name="lettrine6"><text:span text:style-name="T1">lettrine6</text:span></text:span></text:p>
            <text:p text:style-name="P35"><text:span text:style-name="lettrine7"><text:span text:style-name="T1">lettrine7</text:span></text:span></text:p>
            <text:p text:style-name="P35"><text:span text:style-name="lettrine8"><text:span text:style-name="T1">lettrine8</text:span></text:span></text:p>
            <text:p text:style-name="P31"><text:span text:style-name="lettrine9">lettrine9</text:span></text:p>
          </table:table-cell>
        </table:table-row>
        <table:table-row>
          <table:table-cell table:style-name="Tableau2.A3" office:value-type="string">
            <text:p text:style-name="P7">La ponctuation (guillemets et parenthèses rajoutés)</text:p>
          </table:table-cell>
          <table:table-cell table:style-name="Tableau2.A2" office:value-type="string">
            <text:p text:style-name="P36">pc</text:p>
          </table:table-cell>
        </table:table-row>
        <table:table-row>
          <table:table-cell table:style-name="Tableau2.A2" table:number-columns-spanned="2" office:value-type="string">
            <text:p text:style-name="P5">Les ornements textuelles</text:p>
          </table:table-cell>
          <table:covered-table-cell/>
        </table:table-row>
        <table:table-row>
          <table:table-cell table:style-name="Tableau2.A3" office:value-type="string">
            <text:p text:style-name="P8">Pour les fleurons</text:p>
          </table:table-cell>
          <table:table-cell table:style-name="Tableau2.A2" office:value-type="string">
            <text:p text:style-name="Standard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ont_5f_main" style:display-name="front_main" style:family="paragraph">
      <loext:graphic-properties draw:fill="solid" draw:fill-color="#b4c7dc"/>
      <style:paragraph-properties fo:text-align="center" style:justify-single-word="false" fo:hyphenation-ladder-count="no-limit" fo:background-color="#b4c7dc" fo:padding="0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ront_5f_sub" style:display-name="front_sub" style:family="paragraph" style:parent-style-name="front_5f_main">
      <loext:graphic-properties draw:fill="solid" draw:fill-color="#ffffa6"/>
      <style:paragraph-properties fo:hyphenation-ladder-count="no-limit" fo:background-color="#ffffa6" fo:padding="0cm" fo:border="none"/>
      <style:text-properties style:use-window-font-color="true" fo:font-style="normal" fo:background-color="transparent" style:font-style-asian="italic" style:font-style-complex="italic" fo:hyphenate="false" fo:hyphenation-remain-char-count="2" fo:hyphenation-push-char-count="2"/>
    </style:style>
    <style:style style:name="Heading_20_2" style:display-name="Heading 2" style:family="paragraph" style:default-outline-level="2" style:class="text">
      <style:paragraph-properties fo:margin-top="0.353cm" fo:margin-bottom="0cm" loext:contextual-spacing="false" fo:text-align="end" style:justify-single-word="false" fo:keep-together="always" fo:hyphenation-ladder-count="no-limit" style:border-line-width="0.018cm 0.004cm 0.018cm" fo:padding="0.049cm" fo:border="1.11pt double-thin #ff0000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titre1" style:family="paragraph" style:parent-style-name="Heading_20_2" style:default-outline-level="" style:list-style-name="">
      <loext:graphic-properties draw:fill="solid" draw:fill-color="#e0c2cd"/>
      <style:paragraph-properties fo:text-align="center" style:justify-single-word="false" fo:background-color="#e0c2cd" fo:padding="0.049cm" fo:border="none"/>
      <style:text-properties style:use-window-font-color="true" fo:font-weight="bold"/>
    </style:style>
    <style:style style:name="l" style:family="paragraph">
      <style:paragraph-properties fo:margin-left="0.42cm" fo:margin-right="0cm" fo:margin-top="0cm" fo:margin-bottom="0cm" loext:contextual-spacing="false" fo:line-height="100%" fo:hyphenation-ladder-count="no-limit" fo:text-indent="-0.42cm" style:auto-text-indent="false" style:border-line-width-left="0.004cm 0.004cm 0.004cm" fo:padding="0.199cm" fo:border-left="0.31pt double #00a933" fo:border-right="none" fo:border-top="none" fo:border-bottom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titre2" style:family="paragraph">
      <loext:graphic-properties draw:fill="solid" draw:fill-color="#ffd8ce"/>
      <style:paragraph-properties fo:text-align="center" style:justify-single-word="false" fo:background-color="#ffd8ce" fo:padding="0.101cm" fo:border="none"/>
      <style:text-properties style:use-window-font-color="true" fo:font-weight="bold"/>
    </style:style>
    <style:style style:name="titre3" style:family="paragraph">
      <loext:graphic-properties draw:fill="solid" draw:fill-color="#fff5ce"/>
      <style:paragraph-properties fo:text-align="center" style:justify-single-word="false" fo:background-color="#fff5ce"/>
      <style:text-properties style:use-window-font-color="true" fo:font-weight="bold"/>
    </style:style>
    <style:style style:name="term" style:family="paragraph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igure" style:family="paragraph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 fo:hyphenation-remain-char-count="2" fo:hyphenation-push-char-count="2"/>
    </style:style>
    <style:style style:name="speaker" style:family="paragraph">
      <loext:graphic-properties draw:fill="none" draw:fill-color="#a1467e" draw:fill-gradient-name="Pastel_20_Dream" draw:fill-hatch-name="Red_20_Crossed_20_45_20_Degrees" draw:fill-hatch-solid="false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>
        <style:tab-stops/>
      </style:paragraph-properties>
      <style:text-properties fo:color="#55308d" style:text-outline="false" style:font-name="Times New Roman" fo:font-family="'Times New Roman'" style:font-family-generic="roman" style:font-pitch="variable" fo:font-size="12pt" fo:text-shadow="none" fo:font-weight="bold" style:text-blinking="false" style:font-size-asian="12pt" fo:hyphenate="false" fo:hyphenation-remain-char-count="2" fo:hyphenation-push-char-count="2"/>
    </style:style>
    <style:style style:name="p" style:family="paragraph">
      <style:paragraph-properties style:border-line-width-left="0.018cm 0.004cm 0.018cm" fo:padding="0.199cm" fo:border-left="1.11pt double-thin #ff4000" fo:border-right="none" fo:border-top="none" fo:border-bottom="non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pb" style:family="text">
      <style:text-properties style:font-name="Times New Roman" fo:font-family="'Times New Roman'" style:font-family-generic="roman" style:font-pitch="variable" fo:font-weight="bold" fo:background-color="transparent" style:font-weight-asian="bold" style:font-name-complex="Times New Roman" style:font-family-complex="'Times New Roman'" style:font-family-generic-complex="roman" style:font-pitch-complex="variable"/>
    </style:style>
    <style:style style:name="typo_5f_orig" style:display-name="typo_orig" style:family="text">
      <style:text-properties style:use-window-font-color="true" fo:font-weight="bold" fo:background-color="#81d41a"/>
    </style:style>
    <style:style style:name="typo_5f_reg" style:display-name="typo_reg" style:family="text">
      <style:text-properties style:use-window-font-color="true" fo:font-weight="bold" fo:background-color="#bf819e"/>
    </style:style>
    <style:style style:name="exquote" style:family="text">
      <style:text-properties fo:color="#f908de" fo:font-weight="bold" fo:background-color="transparent"/>
    </style:style>
    <style:style style:name="pied_5f_de_5f_mouche" style:display-name="pied_de_mouche" style:family="text"/>
    <style:style style:name="style_5f_uc" style:display-name="style_uc" style:family="text">
      <style:text-properties fo:text-transform="uppercase" style:use-window-font-color="true" fo:font-weight="normal" fo:background-color="transparent"/>
    </style:style>
    <style:style style:name="style_5f_sc" style:display-name="style_sc" style:family="text">
      <style:text-properties fo:font-variant="small-caps" style:use-window-font-color="true" fo:font-weight="normal" fo:background-color="transparent"/>
    </style:style>
    <style:style style:name="style_5f_i" style:display-name="style_i" style:family="text">
      <style:text-properties style:use-window-font-color="true" fo:font-style="italic" style:text-underline-style="none" fo:font-weight="normal" fo:background-color="transparent" style:text-overline-style="none" style:text-overline-color="font-color"/>
    </style:style>
    <style:style style:name="damage" style:family="text">
      <style:text-properties style:use-window-font-color="true" fo:font-weight="bold" fo:background-color="transparent"/>
    </style:style>
    <style:style style:name="lettrine2" style:family="text">
      <style:text-properties style:use-window-font-color="true" fo:font-style="normal" fo:font-weight="bold" fo:background-color="#ffffff"/>
    </style:style>
    <style:style style:name="lettrine3" style:family="text" style:parent-style-name="Police_20_par_20_défaut">
      <style:text-properties style:use-window-font-color="true" fo:font-weight="bold" fo:background-color="#ffffff"/>
    </style:style>
    <style:style style:name="ponct_5f_orig" style:display-name="ponct_orig" style:family="text">
      <style:text-properties fo:background-color="#ff33ff"/>
    </style:style>
    <style:style style:name="ponct_5f_reg" style:display-name="ponct_reg" style:family="text" style:parent-style-name="ponct_5f_orig">
      <style:text-properties fo:background-color="#ff0066"/>
    </style:style>
    <style:style style:name="lettrine4" style:family="text" style:parent-style-name="ponct_5f_reg">
      <style:text-properties style:use-window-font-color="true" fo:font-weight="bold" fo:background-color="#ffffff"/>
    </style:style>
    <style:style style:name="lettrine5" style:family="text">
      <style:text-properties style:use-window-font-color="true" fo:font-weight="bold" fo:background-color="#ffffff"/>
    </style:style>
    <style:style style:name="lettrine6" style:family="text" style:parent-style-name="style_5f_sc">
      <style:text-properties fo:font-variant="normal" fo:text-transform="none" style:use-window-font-color="true" fo:font-weight="bold" fo:background-color="#ffffff"/>
    </style:style>
    <style:style style:name="lettrine7" style:family="text" style:parent-style-name="lettrine5">
      <style:text-properties style:use-window-font-color="true" fo:background-color="#ffffff"/>
    </style:style>
    <style:style style:name="lettrine8" style:family="text" style:parent-style-name="lettrine2">
      <style:text-properties style:use-window-font-color="true" fo:font-weight="bold" fo:background-color="#ffffff"/>
    </style:style>
    <style:style style:name="lettrine9" style:family="text" style:parent-style-name="Police_20_par_20_défaut">
      <style:text-properties style:use-window-font-color="true" fo:font-weight="bold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4:10:27.281000000</meta:creation-date>
    <dc:date>2019-07-05T17:37:40.484000000</dc:date>
    <meta:editing-duration>PT43M8S</meta:editing-duration>
    <meta:editing-cycles>8</meta:editing-cycles>
    <meta:generator>LibreOffice/6.2.4.2$Windows_X86_64 LibreOffice_project/2412653d852ce75f65fbfa83fb7e7b669a126d64</meta:generator>
    <meta:document-statistic meta:table-count="2" meta:image-count="0" meta:object-count="0" meta:page-count="3" meta:paragraph-count="79" meta:word-count="199" meta:character-count="1201" meta:non-whitespace-character-count="1078"/>
  </office:meta>
</office:document-meta>
</file>